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8117801872958616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90899214106706008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1942093512817425315"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133193347911463659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801141469296173209"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481260405262114623"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4796821913537756734"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478083232171991898"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96223" text:continue-list="list4796821913537756734"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162831701061578632"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81075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800886"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804503"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93747"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813682"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22615310687769329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43047627534178387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4020344265078151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810710"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740386178891687999"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55595462868576340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23229716877636944" text:style-name="L15">
        <text:list-item>
          <text:list>
            <text:list-header>
              <text:p text:style-name="P183">1.5 miles averaging about 9:40/mile and rest 1 min</text:p>
            </text:list-header>
          </text:list>
        </text:list-item>
      </text:list>
      <text:p text:style-name="P24">1 mile in 8:26 and rest 2 min</text:p>
      <text:list xml:id="list5414233686863166941"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466835647684208539"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803264"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5186094092882699946"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4544745205968825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3740420252964162059"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823848" text:continue-list="list2445447452059688254" text:style-name="L19">
        <text:list-item>
          <text:list>
            <text:list-header>
              <text:p text:style-name="P187">(Pace*HR)=1240</text:p>
            </text:list-header>
          </text:list>
        </text:list-item>
      </text:list>
      <text:list xml:id="list36807429" text:continue-list="list5186094092882699946" text:style-name="L18">
        <text:list-item>
          <text:list>
            <text:list-header>
              <text:p text:style-name="P186">2 miles at 10:46/mile Ave HR= 121 bpm and rest a few minutes</text:p>
            </text:list-header>
          </text:list>
        </text:list-item>
      </text:list>
      <text:list xml:id="list36813942" text:continue-list="list36823848"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823162"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92780169500987468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35331622500395230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901921262310462317"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5426756472634247565"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3792768045357974152"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50426298593874533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94670"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806739"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33469927566786949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5570539829346053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545439656546278829"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2149723899493305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7447023912274300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475421070506564157" text:style-name="L32">
        <text:list-item>
          <text:list>
            <text:list-header>
              <text:p text:style-name="P197">0.25 miles in 2:54</text:p>
              <text:p text:style-name="P197">1 mile in 9:21 going faster as I ran and ending at around 8:30 pace</text:p>
            </text:list-header>
          </text:list>
        </text:list-item>
      </text:list>
      <text:list xml:id="list450480509000184530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618156668941870729"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26830142975666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897527815944030860"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20167479234326881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text:soft-page-break/>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1536230598920446289"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19T16:54:54.20</dc:date>
    <dc:creator>James Lombardi</dc:creator>
    <meta:editing-duration>P28DT3H29M11S</meta:editing-duration>
    <meta:editing-cycles>2066</meta:editing-cycles>
    <meta:generator>OpenOffice/4.1.2$Win32 OpenOffice.org_project/412m3$Build-9782</meta:generator>
    <meta:document-statistic meta:table-count="0" meta:image-count="9" meta:object-count="0" meta:page-count="205" meta:paragraph-count="5963" meta:word-count="64567" meta:character-count="330778"/>
  </office:meta>
</office:document-meta>
</file>